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D60C652C81E3CEDF.jpg" manifest:media-type="image/jpeg"/>
  <manifest:file-entry manifest:full-path="Pictures/1000000000000FC000000BD02C3A706DD32BBE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1.7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3.3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66cm" fo:min-width="3.5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0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096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1.43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2.7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65cm" svg:height="12.5cm" svg:x="16.618cm" svg:y="3.271cm">
          <draw:image xlink:href="Pictures/1000000000000FC000000BD02C3A706DD32BBE73.jpg" xlink:type="simple" xlink:show="embed" xlink:actuate="onLoad" draw:mime-type="image/jpeg">
            <text:p/>
          </draw:image>
        </draw:frame>
        <draw:frame draw:style-name="gr2" draw:text-style-name="P1" draw:layer="layout" svg:width="16.62cm" svg:height="12.5cm" svg:x="0.618cm" svg:y="0.671cm">
          <draw:image xlink:href="Pictures/1000000000000FC000000BD0D60C652C81E3CEDF.jpg" xlink:type="simple" xlink:show="embed" xlink:actuate="onLoad" draw:mime-type="image/jpeg">
            <text:p/>
          </draw:image>
        </draw:frame>
        <draw:g>
          <draw:custom-shape draw:style-name="gr3" draw:text-style-name="P2" draw:layer="layout" svg:width="2.28cm" svg:height="1.36cm" svg:x="14.804cm" svg:y="0.75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196cm" svg:height="0.962cm" svg:x="14.904cm" svg:y="0.954cm">
            <draw:text-box>
              <text:p>Motor</text:p>
            </draw:text-box>
          </draw:frame>
        </draw:g>
        <draw:g>
          <draw:custom-shape draw:style-name="gr5" draw:text-style-name="P2" draw:layer="layout" svg:width="3.88cm" svg:height="1.36cm" svg:x="0.796cm" svg:y="6.6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804cm" svg:height="0.962cm" svg:x="0.896cm" svg:y="6.854cm">
            <draw:text-box>
              <text:p>Holzquader</text:p>
            </draw:text-box>
          </draw:frame>
        </draw:g>
        <draw:g>
          <draw:custom-shape draw:style-name="gr7" draw:text-style-name="P2" draw:layer="layout" svg:width="4.08cm" svg:height="1.96cm" svg:x="9.496cm" svg:y="8.85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4.154cm" svg:height="1.673cm" svg:x="9.596cm" svg:y="9.054cm">
            <draw:text-box>
              <text:p>Draht zur Aufhängung</text:p>
            </draw:text-box>
          </draw:frame>
        </draw:g>
        <draw:g>
          <draw:custom-shape draw:style-name="gr9" draw:text-style-name="P2" draw:layer="layout" svg:width="4.58cm" svg:height="1.36cm" svg:x="28.084cm" svg:y="2.95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4.366cm" svg:height="0.962cm" svg:x="28.184cm" svg:y="3.154cm">
            <draw:text-box>
              <text:p>Drehschemel</text:p>
            </draw:text-box>
          </draw:frame>
        </draw:g>
        <draw:g>
          <draw:custom-shape draw:style-name="gr11" draw:text-style-name="P2" draw:layer="layout" svg:width="1.98cm" svg:height="1.36cm" svg:x="17.684cm" svg:y="7.8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816cm" svg:height="0.962cm" svg:x="17.784cm" svg:y="8.054cm">
            <draw:text-box>
              <text:p>Rad</text:p>
            </draw:text-box>
          </draw:frame>
        </draw:g>
        <draw:g>
          <draw:custom-shape draw:style-name="gr12" draw:text-style-name="P2" draw:layer="layout" svg:width="3.28cm" svg:height="1.36cm" svg:x="23.884cm" svg:y="14.0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116cm" svg:height="0.962cm" svg:x="23.984cm" svg:y="14.254cm">
            <draw:text-box>
              <text:p>Zugband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4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0-11T20:58:42.442878855</dc:date>
    <meta:editing-duration>PT1H42M1S</meta:editing-duration>
    <meta:editing-cycles>19</meta:editing-cycles>
    <meta:generator>LibreOffice/7.3.7.2$Linux_X86_64 LibreOffice_project/30$Build-2</meta:generator>
    <meta:document-statistic meta:object-count="20"/>
  </office:meta>
</office:document-meta>
</file>